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4.053cm" style:use-optimal-column-width="false"/>
    </style:style>
    <style:style style:name="co2" style:family="table-column">
      <style:table-column-properties style:column-width="76.859cm" style:use-optimal-column-width="false"/>
    </style:style>
    <style:style style:name="co3" style:family="table-column">
      <style:table-column-properties style:column-width="75.95cm" style:use-optimal-column-width="false"/>
    </style:style>
    <style:style style:name="co4" style:family="table-column">
      <style:table-column-properties style:column-width="137.176cm" style:use-optimal-column-width="false"/>
    </style:style>
    <style:style style:name="co5" style:family="table-column">
      <style:table-column-properties style:column-width="143.963cm" style:use-optimal-column-width="false"/>
    </style:style>
    <style:style style:name="ro1" style:family="table-row">
      <style:table-row-properties style:row-height="9.646cm" style:use-optimal-row-height="false"/>
    </style:style>
    <style:style style:name="ro2" style:family="table-row">
      <style:table-row-properties style:row-height="28.536cm" style:use-optimal-row-height="false"/>
    </style:style>
    <style:style style:name="ce1" style:family="table-cell">
      <style:paragraph-properties fo:text-align="center"/>
      <style:text-properties style:font-name="Tahoma" fo:font-size="200pt" style:font-size-asian="200pt" style:font-size-complex="200pt"/>
    </style:style>
    <style:style style:name="ce2" style:family="table-cell">
      <loext:graphic-properties style:writing-mode="rl-tb"/>
      <style:paragraph-properties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3" style:family="table-cell">
      <style:paragraph-properties fo:text-align="center" style:text-autospace="none"/>
      <style:text-properties style:font-name="Tahoma" fo:font-size="200pt" style:font-name-asian="Liberation Sans1" style:font-size-asian="200pt" style:font-name-complex="Liberation Sans1" style:font-size-complex="200pt"/>
    </style:style>
    <style:style style:name="ce4" style:family="table-cell">
      <style:paragraph-properties fo:text-align="center" style:text-autospace="none"/>
      <style:text-properties style:font-name="Tahoma" fo:font-size="180pt" style:font-name-asian="Liberation Sans1" style:font-size-asian="180pt" style:font-name-complex="Liberation Sans1" style:font-size-complex="180pt"/>
    </style:style>
    <style:style style:name="ce5" style:family="table-cell">
      <loext:graphic-properties draw:textarea-vertical-align="middle"/>
      <style:paragraph-properties fo:text-align="center" style:text-autospace="none"/>
      <style:text-properties style:font-name="Tahoma" fo:font-size="200pt" style:font-name-asian="Liberation Sans1" style:font-size-asian="200pt" style:font-name-complex="Liberation Sans1" style:font-size-complex="200pt"/>
    </style:style>
    <style:style style:name="ce6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7" style:family="table-cell">
      <loext:graphic-properties draw:textarea-vertical-align="middle"/>
      <style:paragraph-properties fo:text-align="center" style:text-autospace="none"/>
      <style:text-properties style:font-name="Tahoma" fo:font-size="180pt" style:font-name-asian="Liberation Sans1" style:font-size-asian="180pt" style:font-name-complex="Liberation Sans1" style:font-size-complex="180pt"/>
    </style:style>
    <style:style style:name="ce8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9" style:family="table-cell">
      <loext:graphic-properties draw:textarea-vertical-align="middle" style:writing-mode="rl-tb"/>
      <style:paragraph-properties fo:text-align="center" style:writing-mode="rl-tb"/>
      <style:text-properties style:font-name="Alvi Nastaleeq" fo:font-size="200pt" style:font-size-asian="200pt" style:font-name-complex="Alvi Nastaleeq" style:font-size-complex="200pt"/>
    </style:style>
    <style:style style:name="ce10" style:family="table-cell">
      <loext:graphic-properties draw:textarea-vertical-align="middle"/>
      <style:paragraph-properties fo:text-align="center"/>
      <style:text-properties style:font-name="Tahoma" fo:font-size="180pt" style:font-size-asian="180pt" style:font-size-complex="180pt"/>
    </style:style>
    <style:style style:name="P1" style:family="paragraph">
      <style:paragraph-properties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text-align="center" style:text-autospace="none"/>
      <style:text-properties style:font-name="Tahoma" fo:font-size="180pt" style:font-name-asian="Liberation Sans1" style:font-size-asian="180pt" style:font-name-complex="Liberation Sans1" style:font-size-complex="180pt"/>
    </style:style>
    <style:style style:name="P3" style:family="paragraph">
      <style:paragraph-properties fo:text-align="center" style:text-autospace="none"/>
      <style:text-properties style:font-name="Tahoma" fo:font-size="200pt" style:font-name-asian="Liberation Sans1" style:font-size-asian="200pt" style:font-name-complex="Liberation Sans1" style:font-size-complex="200pt"/>
    </style:style>
    <style:style style:name="P4" style:family="paragraph"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5" style:family="paragraph">
      <style:paragraph-properties fo:text-align="center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446.106cm" svg:height="123.789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5"/>
            <table:table-column table:style-name="co1"/>
            <table:table-row table:style-name="ro1" table:default-cell-style-name="ce2">
              <table:table-cell table:style-name="ce1"/>
              <table:table-cell>
                <text:p text:style-name="P1"><text:s/>جب مدینے میں نظر آئے گی ویرانیءِ گھر</text:p>
              </table:table-cell>
              <table:table-cell>
                <text:p text:style-name="P1">ماں نہ روئے گی تمہیں عون و محمد کیوں کر</text:p>
              </table:table-cell>
              <table:table-cell table:style-name="ce3"/>
              <table:table-cell table:style-name="ce4">
                <text:p text:style-name="P2">Maan na roegi tumhe Aun o Mohammad kyunkar</text:p>
              </table:table-cell>
              <table:table-cell table:style-name="ce4">
                <text:p text:style-name="P2">Jab madine mein nazar aaegi viraniy e ghar</text:p>
              </table:table-cell>
              <table:table-cell table:style-name="ce3"/>
            </table:table-row>
            <table:table-row table:style-name="ro2" table:default-cell-style-name="ce5">
              <table:table-cell>
                <text:p text:style-name="P3">2</text:p>
              </table:table-cell>
              <table:table-cell table:style-name="ce6">
                <text:p text:style-name="P4">مجھ سے پوچھیں گے جو عبد اللہ کہاں ہیں بچے<text:line-break/>کیا وجہ ہے میری نظروں سے نہاں ہیں بچے<text:line-break/>کیا جواب ان کو یہ ماں دے گی میرے نورِ نظر</text:p>
              </table:table-cell>
              <table:table-cell table:style-name="ce6">
                <text:p text:style-name="P4">جب کہ زندان میں تم دونوں کا سر آیا تھا<text:line-break/>ماں نہ روئی تھی تمہیں، تم کو گِلا تو ہوگا<text:line-break/>معاف کرنا جو اگر ہو سکے اے لختِ جگر </text:p>
              </table:table-cell>
              <table:table-cell>
                <text:p text:style-name="P3">1</text:p>
              </table:table-cell>
              <table:table-cell table:style-name="ce7">
                <text:p text:style-name="P2">Jab ke zindan mein tum dono ka sar aya tha<text:line-break/>Maan na royi thi tumhe tumko gila to hoga<text:line-break/>Muaaf karna jo agar ho sake aye lakhte jigar</text:p>
              </table:table-cell>
              <table:table-cell table:style-name="ce7">
                <text:p text:style-name="P2">Mujhse poochenge jo Abdullah kahan hain bachche<text:line-break/>Kya waja hai meri nazron se nihan hain bachche<text:line-break/>Kya jawab unko ye maa degi mere noore nazar</text:p>
              </table:table-cell>
              <table:table-cell>
                <text:p text:style-name="P3">2</text:p>
              </table:table-cell>
            </table:table-row>
            <table:table-row table:style-name="ro2" table:default-cell-style-name="ce5">
              <table:table-cell>
                <text:p text:style-name="P3">4</text:p>
              </table:table-cell>
              <table:table-cell table:style-name="ce6">
                <text:p text:style-name="P4">تم نہیں پاس تو اب ناز اٹھاؤں کس کے<text:line-break/>حجرے ہاتھوں سے بھلا اب میں سجاؤں کس کے<text:line-break/>کاش مر جاتی تیرے ساتھ ہی دکھیاری مدر </text:p>
              </table:table-cell>
              <table:table-cell table:style-name="ce6">
                <text:p text:style-name="P4">حجرے دیکھوں گی تمہارے تو تڑپ جاؤں گی<text:line-break/>کس طرح سے دلِ بیتاب کو سمجھاؤں گی<text:line-break/>اب نہیں لوٹ کے آئیں گے میرے رشکِ قمر </text:p>
              </table:table-cell>
              <table:table-cell>
                <text:p text:style-name="P3">3</text:p>
              </table:table-cell>
              <table:table-cell table:style-name="ce7">
                <text:p text:style-name="P2">Hujre dekhungi tumhare to tarap jaungi<text:line-break/>Kis tarah se dile betaab ko samjhaungi<text:line-break/>Ab nahi lautke aaenge mere rashqe qamar </text:p>
              </table:table-cell>
              <table:table-cell table:style-name="ce7">
                <text:p text:style-name="P2">Tum nahi paas to ab naaz uthaun kiske<text:line-break/>Hujre hathon se bhala ab mai sajaun kiske<text:line-break/>Kaash mar jati tere sath hi dukhiya madar</text:p>
              </table:table-cell>
              <table:table-cell>
                <text:p text:style-name="P3">4</text:p>
              </table:table-cell>
            </table:table-row>
            <table:table-row table:style-name="ro2" table:default-cell-style-name="ce5">
              <table:table-cell>
                <text:p text:style-name="P3">6</text:p>
              </table:table-cell>
              <table:table-cell table:style-name="ce6">
                <text:p text:style-name="P4">اے میرے لال تیرے بعد غضب ہم پہ ہوا ہے<text:line-break/>اس چشمِ فلک نے بھی یہ منظر دیکھا<text:line-break/>سر برہنہ یہ لئے لیے ہم کو در در </text:p>
              </table:table-cell>
              <table:table-cell table:style-name="ce6">
                <text:p text:style-name="P4">تم نہیں ہو تو مزہ کچھ بھی نہیں جینے میں<text:line-break/>ہے اس غم سے پھٹا جاتا ہے دل سینے میں<text:line-break/>کون اب مجھ کو پکارے گا بھلا ماں کہہ کر </text:p>
              </table:table-cell>
              <table:table-cell>
                <text:p text:style-name="P3">5</text:p>
              </table:table-cell>
              <table:table-cell table:style-name="ce7">
                <text:p text:style-name="P2">Tum nahi ho to maza kuch bhi nahi jeene mein<text:line-break/>Haey is gham se phataa jata hai dil seene mein<text:line-break/>Kaun ab mujhko pukarega bhala maa kehkar</text:p>
              </table:table-cell>
              <table:table-cell table:style-name="ce7">
                <text:p text:style-name="P2">Ay mere laal tere baad ghazab hum pe hua<text:line-break/>Haey is chashm-e-falak ne bhi ye manzar dekha<text:line-break/>Sar barehna ye laeen laigaye humko dar dar</text:p>
              </table:table-cell>
              <table:table-cell>
                <text:p text:style-name="P3">6</text:p>
              </table:table-cell>
            </table:table-row>
            <table:table-row table:style-name="ro2" table:default-cell-style-name="ce5">
              <table:table-cell/>
              <table:table-cell table:style-name="ce8" table:number-columns-spanned="2">
                <text:p text:style-name="P5">بین سن کر یہ اُٹھی زینبؑ بقیہ سے<text:line-break/>صدا غم نہ کھا اے میری بیٹی کہ یہ ماں تم پہ فدا<text:line-break/>ہیں میرے پاس میرے عون و محمد دلبر </text:p>
              </table:table-cell>
              <table:covered-table-cell table:style-name="ce9"/>
              <table:table-cell>
                <text:p text:style-name="P3"/>
                <text:p text:style-name="P3">7</text:p>
              </table:table-cell>
              <table:table-cell table:style-name="ce7" table:number-columns-spanned="2">
                <text:p text:style-name="P2">Bain sunkar ye uthi Zain baqayya se sada<text:line-break/>Gham na kha ay meri beti ke ye maa tumpe fida<text:line-break/>Hain mere paas mere Aun o Mohammad dilbar </text:p>
              </table:table-cell>
              <table:covered-table-cell table:style-name="ce10"/>
              <table:table-cell>
                <text:p text:style-name="P3"/>
                <text:p text:style-name="P3"/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446.11cm" fo:page-height="123.7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14T15:12:31.817404300</dc:date>
    <meta:editing-duration>PT40M31S</meta:editing-duration>
    <meta:editing-cycles>8</meta:editing-cycles>
    <meta:generator>LibreOffice/25.2.4.3$Windows_X86_64 LibreOffice_project/33e196637044ead23f5c3226cde09b47731f7e27</meta:generator>
    <meta:document-statistic meta:object-count="1"/>
  </office:meta>
</office:document-meta>
</file>